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7cm" svg:height="9.004cm" svg:x="15.914cm" svg:y="19.55cm">
            <draw:object draw:notify-on-update-of-ranges="Hoja1.I13:Hoja1.I13 Hoja1.I14:Hoja1.I25 Hoja1.J13:Hoja1.J13 Hoja1.J14:Hoja1.J25 Hoja1.K13:Hoja1.K13 Hoja1.K14:Hoja1.K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33.068cm" svg:y="20.267cm">
            <draw:object draw:notify-on-update-of-ranges="Hoja1.N13:Hoja1.N13 Hoja1.N14:Hoja1.N25 Hoja1.O13:Hoja1.O13 Hoja1.O14:Hoja1.O25 Hoja1.P13:Hoja1.P13 Hoja1.P14:Hoja1.P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9" table:default-cell-style-name="ce1"/>
        <table:table-row table:style-name="ro1" table:number-rows-repeated="12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Gauss</text:p>
          </table:table-cell>
          <table:table-cell office:value-type="string" calcext:value-type="string">
            <text:p>Descomp LU</text:p>
          </table:table-cell>
          <table:table-cell table:number-columns-repeated="3"/>
          <table:table-cell office:value-type="string" calcext:value-type="string">
            <text:p>Salvacion Simple</text:p>
          </table:table-cell>
          <table:table-cell office:value-type="string" calcext:value-type="string">
            <text:p>Sherman Morrison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23.983" calcext:value-type="float">
            <text:p>123.983</text:p>
          </table:table-cell>
          <table:table-cell office:value-type="float" office:value="126.433" calcext:value-type="float">
            <text:p>126.4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198.16" calcext:value-type="float">
            <text:p>1198.16</text:p>
          </table:table-cell>
          <table:table-cell office:value-type="float" office:value="169.477" calcext:value-type="float">
            <text:p>169.47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16.519" calcext:value-type="float">
            <text:p>216.519</text:p>
          </table:table-cell>
          <table:table-cell office:value-type="float" office:value="213.444" calcext:value-type="float">
            <text:p>213.44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44.19" calcext:value-type="float">
            <text:p>2044.19</text:p>
          </table:table-cell>
          <table:table-cell office:value-type="float" office:value="274.072" calcext:value-type="float">
            <text:p>274.07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323.814" calcext:value-type="float">
            <text:p>323.814</text:p>
          </table:table-cell>
          <table:table-cell office:value-type="float" office:value="322.591" calcext:value-type="float">
            <text:p>322.59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269.66" calcext:value-type="float">
            <text:p>3269.66</text:p>
          </table:table-cell>
          <table:table-cell office:value-type="float" office:value="403.169" calcext:value-type="float">
            <text:p>403.16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471.846" calcext:value-type="float">
            <text:p>471.846</text:p>
          </table:table-cell>
          <table:table-cell office:value-type="float" office:value="476.939" calcext:value-type="float">
            <text:p>476.93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761.05" calcext:value-type="float">
            <text:p>4761.05</text:p>
          </table:table-cell>
          <table:table-cell office:value-type="float" office:value="594.128" calcext:value-type="float">
            <text:p>594.128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658.433" calcext:value-type="float">
            <text:p>658.433</text:p>
          </table:table-cell>
          <table:table-cell office:value-type="float" office:value="663.057" calcext:value-type="float">
            <text:p>663.05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604.15" calcext:value-type="float">
            <text:p>6604.15</text:p>
          </table:table-cell>
          <table:table-cell office:value-type="float" office:value="896.003" calcext:value-type="float">
            <text:p>896.003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901.777" calcext:value-type="float">
            <text:p>901.777</text:p>
          </table:table-cell>
          <table:table-cell office:value-type="float" office:value="895.845" calcext:value-type="float">
            <text:p>895.84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918.13" calcext:value-type="float">
            <text:p>8918.13</text:p>
          </table:table-cell>
          <table:table-cell office:value-type="float" office:value="1173.76" calcext:value-type="float">
            <text:p>1173.76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1186.23" calcext:value-type="float">
            <text:p>1186.23</text:p>
          </table:table-cell>
          <table:table-cell office:value-type="float" office:value="1197.02" calcext:value-type="float">
            <text:p>1197.0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1856.4" calcext:value-type="float">
            <text:p>11856.4</text:p>
          </table:table-cell>
          <table:table-cell office:value-type="float" office:value="1527.39" calcext:value-type="float">
            <text:p>1527.3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1540.45" calcext:value-type="float">
            <text:p>1540.45</text:p>
          </table:table-cell>
          <table:table-cell office:value-type="float" office:value="1566.29" calcext:value-type="float">
            <text:p>1566.2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223.3" calcext:value-type="float">
            <text:p>15223.3</text:p>
          </table:table-cell>
          <table:table-cell office:value-type="float" office:value="1940.79" calcext:value-type="float">
            <text:p>1940.7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1928.05" calcext:value-type="float">
            <text:p>1928.05</text:p>
          </table:table-cell>
          <table:table-cell office:value-type="float" office:value="1932.92" calcext:value-type="float">
            <text:p>1932.9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9691.2" calcext:value-type="float">
            <text:p>19691.2</text:p>
          </table:table-cell>
          <table:table-cell office:value-type="float" office:value="2401.43" calcext:value-type="float">
            <text:p>2401.43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2395.09" calcext:value-type="float">
            <text:p>2395.09</text:p>
          </table:table-cell>
          <table:table-cell office:value-type="float" office:value="2407.93" calcext:value-type="float">
            <text:p>2407.93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3867.1" calcext:value-type="float">
            <text:p>23867.1</text:p>
          </table:table-cell>
          <table:table-cell office:value-type="float" office:value="2950.38" calcext:value-type="float">
            <text:p>2950.38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2946.65" calcext:value-type="float">
            <text:p>2946.65</text:p>
          </table:table-cell>
          <table:table-cell office:value-type="float" office:value="2957.95" calcext:value-type="float">
            <text:p>2957.9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0025.7" calcext:value-type="float">
            <text:p>30025.7</text:p>
          </table:table-cell>
          <table:table-cell office:value-type="float" office:value="3585.49" calcext:value-type="float">
            <text:p>3585.4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3589.66" calcext:value-type="float">
            <text:p>3589.66</text:p>
          </table:table-cell>
          <table:table-cell office:value-type="float" office:value="3590.54" calcext:value-type="float">
            <text:p>3590.5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36981" calcext:value-type="float">
            <text:p>36981</text:p>
          </table:table-cell>
          <table:table-cell office:value-type="float" office:value="4300.88" calcext:value-type="float">
            <text:p>4300.88</text:p>
          </table:table-cell>
          <table:table-cell table:number-columns-repeated="13"/>
        </table:table-row>
        <table:table-row table:style-name="ro1" table:number-rows-repeated="3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20:43:15.334325143</meta:creation-date>
    <dc:date>2015-06-03T20:48:47.152694329</dc:date>
    <meta:editing-duration>P0D</meta:editing-duration>
    <meta:editing-cycles>1</meta:editing-cycles>
    <meta:document-statistic meta:table-count="1" meta:cell-count="76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471cm" svg:y="0.316cm" chart:style-name="ch2">
          <text:p>Comparacion Tiempos Gauss Y Descomp LU</text:p>
        </chart:title>
        <chart:subtitle svg:x="6.593cm" svg:y="1.301cm" chart:style-name="ch3">
          <text:p>Variando Ancho</text:p>
        </chart:subtitle>
        <chart:legend chart:legend-position="end" svg:x="12.67cm" svg:y="3.954cm" style:legend-expansion="high" chart:style-name="ch4"/>
        <chart:plot-area chart:style-name="ch5" table:cell-range-address="Hoja1.I13:Hoja1.K25" chart:data-source-has-labels="both" svg:x="1.33cm" svg:y="2.19cm" svg:width="11.021cm" svg:height="5.654cm">
          <chartooo:coordinate-region svg:x="2.322cm" svg:y="2.389cm" svg:width="9.749cm" svg:height="4.808cm"/>
          <chart:axis chart:dimension="x" chart:name="primary-x" chart:style-name="ch6" chartooo:axis-type="auto">
            <chartooo:date-scale/>
            <chart:title svg:x="6.32cm" svg:y="8.024cm" chart:style-name="ch7">
              <text:p>Ancho</text:p>
            </chart:title>
            <chart:categories table:cell-range-address="Hoja1.I14:Hoja1.I25"/>
          </chart:axis>
          <chart:axis chart:dimension="y" chart:name="primary-y" chart:style-name="ch6">
            <chart:title svg:x="0.451cm" svg:y="5.961cm" chart:style-name="ch8">
              <text:p>Tiempo (ms)</text:p>
            </chart:title>
            <chart:grid chart:style-name="ch9" chart:class="major"/>
          </chart:axis>
          <chart:series chart:style-name="ch10" chart:values-cell-range-address="Hoja1.J14:Hoja1.J25" chart:label-cell-address="Hoja1.J13:Hoja1.J13" chart:class="chart:line">
            <chart:data-point chart:repeated="12"/>
          </chart:series>
          <chart:series chart:style-name="ch11" chart:values-cell-range-address="Hoja1.K14:Hoja1.K25" chart:label-cell-address="Hoja1.K13:Hoja1.K1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</text:p>
                <draw:g>
                  <svg:desc>Hoja1.J13:Hoja1.J13</svg:desc>
                </draw:g>
              </table:table-cell>
              <table:table-cell office:value-type="string">
                <text:p>Descomp LU</text:p>
                <draw:g>
                  <svg:desc>Hoja1.K13:Hoja1.K1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I14:Hoja1.I25</svg:desc>
                </draw:g>
              </table:table-cell>
              <table:table-cell office:value-type="float" office:value="123.983">
                <text:p>123.983</text:p>
                <draw:g>
                  <svg:desc>Hoja1.J14:Hoja1.J25</svg:desc>
                </draw:g>
              </table:table-cell>
              <table:table-cell office:value-type="float" office:value="126.433">
                <text:p>126.433</text:p>
                <draw:g>
                  <svg:desc>Hoja1.K14:Hoja1.K25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6.519">
                <text:p>216.519</text:p>
              </table:table-cell>
              <table:table-cell office:value-type="float" office:value="213.444">
                <text:p>213.4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23.814">
                <text:p>323.814</text:p>
              </table:table-cell>
              <table:table-cell office:value-type="float" office:value="322.591">
                <text:p>322.5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71.846">
                <text:p>471.846</text:p>
              </table:table-cell>
              <table:table-cell office:value-type="float" office:value="476.939">
                <text:p>476.9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58.433">
                <text:p>658.433</text:p>
              </table:table-cell>
              <table:table-cell office:value-type="float" office:value="663.057">
                <text:p>663.0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01.777">
                <text:p>901.777</text:p>
              </table:table-cell>
              <table:table-cell office:value-type="float" office:value="895.845">
                <text:p>895.8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86.23">
                <text:p>1186.23</text:p>
              </table:table-cell>
              <table:table-cell office:value-type="float" office:value="1197.02">
                <text:p>1197.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40.45">
                <text:p>1540.45</text:p>
              </table:table-cell>
              <table:table-cell office:value-type="float" office:value="1566.29">
                <text:p>1566.2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28.05">
                <text:p>1928.05</text:p>
              </table:table-cell>
              <table:table-cell office:value-type="float" office:value="1932.92">
                <text:p>1932.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95.09">
                <text:p>2395.09</text:p>
              </table:table-cell>
              <table:table-cell office:value-type="float" office:value="2407.93">
                <text:p>2407.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46.65">
                <text:p>2946.65</text:p>
              </table:table-cell>
              <table:table-cell office:value-type="float" office:value="2957.95">
                <text:p>2957.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589.66">
                <text:p>3589.66</text:p>
              </table:table-cell>
              <table:table-cell office:value-type="float" office:value="3590.54">
                <text:p>3590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994cm" svg:y="0.316cm" chart:style-name="ch2">
          <text:p>Comaracion Tiempos Salvaciones Implementadas</text:p>
        </chart:title>
        <chart:subtitle svg:x="5.296cm" svg:y="1.301cm" chart:style-name="ch3">
          <text:p>Variando Ancho del Parabrisas</text:p>
        </chart:subtitle>
        <chart:legend chart:legend-position="end" svg:x="11.849cm" svg:y="3.954cm" style:legend-expansion="high" chart:style-name="ch4"/>
        <chart:plot-area chart:style-name="ch5" table:cell-range-address="Hoja1.N13:Hoja1.P25" chart:data-source-has-labels="both" svg:x="1.33cm" svg:y="2.19cm" svg:width="10.2cm" svg:height="5.654cm">
          <chartooo:coordinate-region svg:x="2.507cm" svg:y="2.389cm" svg:width="8.743cm" svg:height="4.808cm"/>
          <chart:axis chart:dimension="x" chart:name="primary-x" chart:style-name="ch6" chartooo:axis-type="auto">
            <chartooo:date-scale/>
            <chart:title svg:x="5.91cm" svg:y="8.024cm" chart:style-name="ch7">
              <text:p>Ancho</text:p>
            </chart:title>
            <chart:categories table:cell-range-address="Hoja1.N14:Hoja1.N25"/>
          </chart:axis>
          <chart:axis chart:dimension="y" chart:name="primary-y" chart:style-name="ch6">
            <chart:title svg:x="0.451cm" svg:y="5.921cm" chart:style-name="ch8">
              <text:p>Tiempo(ms)</text:p>
            </chart:title>
            <chart:grid chart:style-name="ch9" chart:class="major"/>
          </chart:axis>
          <chart:series chart:style-name="ch10" chart:values-cell-range-address="Hoja1.O14:Hoja1.O25" chart:label-cell-address="Hoja1.O13:Hoja1.O13" chart:class="chart:line">
            <chart:data-point chart:repeated="12"/>
          </chart:series>
          <chart:series chart:style-name="ch11" chart:values-cell-range-address="Hoja1.P14:Hoja1.P25" chart:label-cell-address="Hoja1.P13:Hoja1.P1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vacion Simple</text:p>
                <draw:g>
                  <svg:desc>Hoja1.O13:Hoja1.O13</svg:desc>
                </draw:g>
              </table:table-cell>
              <table:table-cell office:value-type="string">
                <text:p>Sherman Morrison</text:p>
                <draw:g>
                  <svg:desc>Hoja1.P13:Hoja1.P1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N14:Hoja1.N25</svg:desc>
                </draw:g>
              </table:table-cell>
              <table:table-cell office:value-type="float" office:value="1198.16">
                <text:p>1198.16</text:p>
                <draw:g>
                  <svg:desc>Hoja1.O14:Hoja1.O25</svg:desc>
                </draw:g>
              </table:table-cell>
              <table:table-cell office:value-type="float" office:value="169.477">
                <text:p>169.477</text:p>
                <draw:g>
                  <svg:desc>Hoja1.P14:Hoja1.P25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44.19">
                <text:p>2044.19</text:p>
              </table:table-cell>
              <table:table-cell office:value-type="float" office:value="274.072">
                <text:p>274.0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269.66">
                <text:p>3269.66</text:p>
              </table:table-cell>
              <table:table-cell office:value-type="float" office:value="403.169">
                <text:p>403.1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761.05">
                <text:p>4761.05</text:p>
              </table:table-cell>
              <table:table-cell office:value-type="float" office:value="594.128">
                <text:p>594.1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604.15">
                <text:p>6604.15</text:p>
              </table:table-cell>
              <table:table-cell office:value-type="float" office:value="896.003">
                <text:p>896.0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18.13">
                <text:p>8918.13</text:p>
              </table:table-cell>
              <table:table-cell office:value-type="float" office:value="1173.76">
                <text:p>1173.7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856.4">
                <text:p>11856.4</text:p>
              </table:table-cell>
              <table:table-cell office:value-type="float" office:value="1527.39">
                <text:p>1527.3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223.3">
                <text:p>15223.3</text:p>
              </table:table-cell>
              <table:table-cell office:value-type="float" office:value="1940.79">
                <text:p>1940.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691.2">
                <text:p>19691.2</text:p>
              </table:table-cell>
              <table:table-cell office:value-type="float" office:value="2401.43">
                <text:p>2401.4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867.1">
                <text:p>23867.1</text:p>
              </table:table-cell>
              <table:table-cell office:value-type="float" office:value="2950.38">
                <text:p>2950.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025.7">
                <text:p>30025.7</text:p>
              </table:table-cell>
              <table:table-cell office:value-type="float" office:value="3585.49">
                <text:p>3585.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6981">
                <text:p>36981</text:p>
              </table:table-cell>
              <table:table-cell office:value-type="float" office:value="4300.88">
                <text:p>4300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